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</office:automatic-styles>
  <office:body>
    <office:text text:use-soft-page-breaks="true">
      <text:h text:style-name="P1" text:outline-level="1">Persoonlijke Ontwikkelingsplan</text:h>
      <text:p text:style-name="Normal">Dit vind ik best een lastige. Mijn interesse is zo breed dat ik het moeilijk vind om de juiste prioriteit te geven. Ik denk dat ik maar eerst moet<text:s/>beginnen met opnoemen met wat ik leuk/belangrijk vind. Sluiten ze aan wat Code Gorilla of een mogelijke werkgever belangrijk vind, dan kunnen we daar wat mee.</text:p>
      <text:p text:style-name="Normal">Belangrijk:<text:s/></text:p>
      <text:list text:style-name="LFO1" text:continue-numbering="true">
        <text:list-item>
          <text:p text:style-name="P2">Object georiënteerd programmeren.</text:p>
        </text:list-item>
        <text:list-item>
          <text:p text:style-name="P3">Een applicatie modulair maken zodat later (eventueel door derden) modules eraan toegevoegd kunnen worden. Ik ben benieuwd hoe men dit structureert.</text:p>
        </text:list-item>
      </text:list>
      <text:p text:style-name="Normal">Leuk/interessant:<text:s/></text:p>
      <text:list text:style-name="LFO2" text:continue-numbering="true">
        <text:list-item>
          <text:p text:style-name="P4">Google Maps<text:s/></text:p>
        </text:list-item>
        <text:list-item>
          <text:p text:style-name="P5">Responsive design</text:p>
        </text:list-item>
        <text:list-item>
          <text:p text:style-name="P6">Drag/drop interface<text:s/></text:p>
        </text:list-item>
        <text:list-item>
          <text:p text:style-name="P7">Modules bouwen voor een bekende CMS.</text:p>
        </text:list-item>
        <text:list-item>
          <text:p text:style-name="P8">Het adresboek verder uitbreiden met import/export mogelijkheid en nog andere zaken.</text:p>
        </text:list-item>
        <text:list-item>
          <text:p text:style-name="P9">Een<text:s/>(modulaire)<text:s/>CMS bouwen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nknown</meta:initial-creator>
    <dc:creator>Unknown</dc:creator>
    <meta:creation-date>2018-01-01T20:41:00Z</meta:creation-date>
    <dc:date>2018-01-04T13:20:00Z</dc:date>
    <meta:template xlink:href="Normal.dotm" xlink:type="simple"/>
    <meta:editing-cycles>5</meta:editing-cycles>
    <meta:editing-duration>PT720S</meta:editing-duration>
    <meta:document-statistic meta:page-count="1" meta:paragraph-count="1" meta:word-count="116" meta:character-count="753" meta:row-count="5" meta:non-whitespace-character-count="638"/>
  </office:meta>
</office:document-meta>
</file>